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7.654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Load Test</text:p>
          </table:table-cell>
          <table:table-cell table:number-columns-repeated="7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7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D. Traore</text:p>
          </table:table-cell>
          <table:table-cell table:number-columns-repeated="7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D. Traore</text:p>
          </table:table-cell>
          <table:table-cell table:number-columns-repeated="7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10.04</text:p>
          </table:table-cell>
          <table:table-cell table:number-columns-repeated="7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7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7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.1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Results</text:p>
          </table:table-cell>
          <table:table-cell table:number-columns-repeated="3"/>
          <table:table-cell office:value-type="string">
            <text:p>Remarque</text:p>
          </table:table-cell>
        </table:table-row>
        <table:table-row table:style-name="ro1">
          <table:table-cell office:value-type="string">
            <text:p>LOAD-2.1-connect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connect</text:p>
          </table:table-cell>
          <table:table-cell office:value-type="string">
            <text:p>normal end of all commands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LOAD-2.1-listSessions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Sessions</text:p>
          </table:table-cell>
          <table:table-cell office:value-type="string">
            <text:p>normal end of all commands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2">
          <table:table-cell office:value-type="string">
            <text:p>LOAD-2.1-listHistoryCmd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HistoryCmd</text:p>
          </table:table-cell>
          <table:table-cell office:value-type="string">
            <text:p>normal end of all commands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LOAD-2.1-listUsers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Users</text:p>
          </table:table-cell>
          <table:table-cell office:value-type="string">
            <text:p>normal end of all commands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LOAD-2.1-listMachines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Machines</text:p>
          </table:table-cell>
          <table:table-cell office:value-type="string">
            <text:p>normal end of all commands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LOAD-2.1-listOptions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Options</text:p>
          </table:table-cell>
          <table:table-cell office:value-type="string">
            <text:p>normal end of all commands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LOAD-2.2-connect</text:p>
          </table:table-cell>
          <table:table-cell office:value-type="date" office:date-value="2011-03-03">
            <text:p>03/03/11</text:p>
          </table:table-cell>
          <table:table-cell office:value-type="string">
            <text:p>Add of 1000 users</text:p>
          </table:table-cell>
          <table:table-cell office:value-type="string">
            <text:p>addUser</text:p>
          </table:table-cell>
          <table:table-cell office:value-type="string">
            <text:p>normal end of all commands</text:p>
          </table:table-cell>
          <table:table-cell table:number-columns-repeated="3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LOAD-2.3-connect</text:p>
          </table:table-cell>
          <table:table-cell office:value-type="date" office:date-value="2011-03-03">
            <text:p>03/03/11</text:p>
          </table:table-cell>
          <table:table-cell office:value-type="string">
            <text:p>Configuration of 10 machines</text:p>
          </table:table-cell>
          <table:table-cell office:value-type="string">
            <text:p>addMachine</text:p>
          </table:table-cell>
          <table:table-cell office:value-type="string">
            <text:p>normal end of all commands</text:p>
          </table:table-cell>
          <table:table-cell table:style-name="ce4"/>
          <table:table-cell/>
          <table:table-cell table:style-name="ce5"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LOAD-2.4-connect</text:p>
          </table:table-cell>
          <table:table-cell office:value-type="date" office:date-value="2011-03-03">
            <text:p>03/03/11</text:p>
          </table:table-cell>
          <table:table-cell office:value-type="string">
            <text:p>Configuration of 1000 machines</text:p>
          </table:table-cell>
          <table:table-cell office:value-type="string">
            <text:p>addMachine</text:p>
          </table:table-cell>
          <table:table-cell office:value-type="string">
            <text:p>normal end of all commands</text:p>
          </table:table-cell>
          <table:table-cell table:number-columns-repeated="2"/>
          <table:table-cell table:style-name="ce5"/>
          <table:table-cell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6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03-08T16:09:54</dc:date>
    <meta:editing-duration>PT12H15M55S</meta:editing-duration>
    <meta:editing-cycles>50</meta:editing-cycles>
    <meta:generator>OpenOffice.org/3.2$Unix OpenOffice.org_project/320m19$Build-9505</meta:generator>
    <dc:creator>traore </dc:creator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